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2.54cm" svg:x="0.635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3.175cm" svg:y="13.97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2.54cm" svg:x="4.445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7.62cm" svg:y="13.97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2.54cm" svg:x="8.89cm" svg:y="17.145cm">
          <text:p text:style-name="P1">File By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175cm" svg:height="2.54cm" svg:x="6.35cm" svg:y="10.795cm">
          <text:p text:style-name="P1">Directory</text:p>
          <text:p text:style-name="P1">JS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175cm" svg:height="2.54cm" svg:x="12.065cm" svg:y="13.97cm">
          <text:p text:style-name="P1">Directory</text:p>
          <text:p text:style-name="P1">JS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3.175cm" svg:height="2.54cm" svg:x="13.335cm" svg:y="17.145cm">
          <text:p text:style-name="P1">File</text:p>
          <text:p text:style-name="P1">JS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2.54cm" svg:x="12.7cm" svg:y="0.635cm">
          <text:p text:style-name="P1">Permanode</text:p>
          <text:p text:style-name="P1">signed=br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2.54cm" svg:x="8.89cm" svg:y="5.715cm">
          <text:p text:style-name="P1">set-attribute</text:p>
          <text:p text:style-name="P1">“content”</text:p>
          <text:p text:style-name="P1">signed=brad t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4.445cm" svg:height="2.54cm" svg:x="15.24cm" svg:y="5.715cm">
          <text:p text:style-name="P1">set-attribute</text:p>
          <text:p text:style-name="P1">“name”</text:p>
          <text:p text:style-name="P1">signed=brad t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1" draw:layer="layout" svg:x1="12.065cm" svg:y1="5.08cm" svg:x2="13.335cm" svg:y2="3.81cm">
          <text:p/>
        </draw:line>
        <draw:line draw:style-name="gr4" draw:text-style-name="P1" draw:layer="layout" svg:x1="10.16cm" svg:y1="8.89cm" svg:x2="8.255cm" svg:y2="10.16cm">
          <text:p/>
        </draw:line>
        <draw:line draw:style-name="gr4" draw:text-style-name="P1" draw:layer="layout" svg:x1="17.145cm" svg:y1="5.08cm" svg:x2="15.875cm" svg:y2="3.81cm">
          <text:p/>
        </draw:line>
        <draw:custom-shape draw:style-name="gr5" draw:text-style-name="P1" draw:layer="layout" svg:width="11.601cm" svg:height="8.345cm" svg:x="8.507cm" svg:y="0.32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615cm" svg:height="0.962cm" svg:x="7.164cm" svg:y="2.076cm">
          <draw:text-box>
            <text:p>“object”</text:p>
          </draw:text-box>
        </draw:frame>
        <draw:frame draw:style-name="gr6" draw:layer="layout" svg:width="4.757cm" svg:height="0.962cm" svg:x="1.547cm" svg:y="9.28cm">
          <draw:text-box>
            <text:p>unsigned blobs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d Fitzpatrick</meta:initial-creator>
    <meta:creation-date>2011-05-05T14:40:28</meta:creation-date>
    <meta:editing-duration>PT00H13M40S</meta:editing-duration>
    <meta:editing-cycles>4</meta:editing-cycles>
    <dc:date>2011-05-05T14:54:05</dc:date>
    <dc:creator>Brad Fitzpatrick</dc:creator>
    <meta:generator>OpenOffice.org/3.2$Unix OpenOffice.org_project/320m12$Build-9483</meta:generator>
    <meta:document-statistic meta:object-count="40"/>
  </office:meta>
</office:document-meta>
</file>